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opacity="65%" draw:fill="none" draw:textarea-vertical-align="middle"/>
    </style:style>
    <style:style style:name="gr4" style:family="graphic" style:parent-style-name="objectwithoutfill">
      <style:graphic-properties svg:stroke-width="0cm" draw:marker-start-width="0.203cm" draw:marker-end-width="0.203cm" svg:stroke-opacity="65%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3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3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4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3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3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  <draw:connector draw:style-name="gr4" draw:text-style-name="P1" draw:layer="layout" draw:type="line" svg:x1="15.842cm" svg:y1="5.207cm" svg:x2="17.403cm" svg:y2="8.406cm" draw:start-shape="id4" draw:start-glue-point="9" draw:end-shape="id5" draw:end-glue-point="4" svg:d="M15842 5207l1561 3199" svg:viewBox="0 0 1562 3200">
          <text:p/>
        </draw:connector>
        <draw:connector draw:style-name="gr4" draw:text-style-name="P1" draw:layer="layout" draw:type="line" svg:x1="15.303cm" svg:y1="5.43cm" svg:x2="15.304cm" svg:y2="13.407cm" draw:start-shape="id4" draw:start-glue-point="8" draw:end-shape="id2" draw:end-glue-point="4" svg:d="M15303 5430l1 7977" svg:viewBox="0 0 2 7978">
          <text:p/>
        </draw:connector>
        <draw:connector draw:style-name="gr4" draw:text-style-name="P1" draw:layer="layout" draw:type="line" svg:x1="14.764cm" svg:y1="5.207cm" svg:x2="10.103cm" svg:y2="15.306cm" draw:start-shape="id4" draw:start-glue-point="7" draw:end-shape="id3" draw:end-glue-point="4" svg:d="M14764 5207l-4661 10099" svg:viewBox="0 0 4662 10100">
          <text:p/>
        </draw:connector>
        <draw:connector draw:style-name="gr4" draw:text-style-name="P1" draw:layer="layout" draw:type="line" svg:x1="14.764cm" svg:y1="5.207cm" svg:x2="5.544cm" svg:y2="13.731cm" draw:start-shape="id4" draw:start-glue-point="7" draw:end-shape="id6" draw:end-glue-point="11" svg:d="M14764 5207l-9220 8524" svg:viewBox="0 0 9221 8525">
          <text:p/>
        </draw:connector>
        <draw:connector draw:style-name="gr4" draw:text-style-name="P1" draw:layer="layout" draw:type="line" svg:x1="17.403cm" svg:y1="9.93cm" svg:x2="15.843cm" svg:y2="13.63cm" draw:start-shape="id5" draw:start-glue-point="8" draw:end-shape="id2" draw:end-glue-point="11" svg:d="M17403 9930l-1560 3700" svg:viewBox="0 0 1561 3701">
          <text:p/>
        </draw:connector>
        <draw:connector draw:style-name="gr4" draw:text-style-name="P1" draw:layer="layout" draw:type="line" svg:x1="16.864cm" svg:y1="9.707cm" svg:x2="10.642cm" svg:y2="15.529cm" draw:start-shape="id5" draw:start-glue-point="7" draw:end-shape="id3" draw:end-glue-point="11" svg:d="M16864 9707l-6222 5822" svg:viewBox="0 0 6223 58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4:08:30.023677328</dc:date>
    <dc:creator>elucterio </dc:creator>
    <meta:editing-duration>PT3H4M10S</meta:editing-duration>
    <meta:editing-cycles>11</meta:editing-cycles>
    <meta:generator>LibreOffice/4.2.8.2$Linux_X86_64 LibreOffice_project/420m0$Build-2</meta:generator>
    <meta:document-statistic meta:object-count="20"/>
  </office:meta>
</office:document-meta>
</file>